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eabb"/>
    </style:style>
    <style:style style:name="T2" style:family="text">
      <style:text-properties officeooo:rsid="001096b6"/>
    </style:style>
    <style:style style:name="T3" style:family="text">
      <style:text-properties officeooo:rsid="0012ccdf"/>
    </style:style>
    <style:style style:name="T4" style:family="text">
      <style:text-properties officeooo:rsid="0016421f"/>
    </style:style>
    <style:style style:name="T5" style:family="text">
      <style:text-properties officeooo:rsid="00191059"/>
    </style:style>
    <style:style style:name="T6" style:family="text">
      <style:text-properties officeooo:rsid="00197f50"/>
    </style:style>
    <style:style style:name="T7" style:family="text">
      <style:text-properties officeooo:rsid="001a3d66"/>
    </style:style>
    <style:style style:name="T8" style:family="text">
      <style:text-properties officeooo:rsid="001c5d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E<text:span text:style-name="T3">m</text:span>/<text:span text:style-name="T1">F</text:span> <text:s text:c="7"/>C <text:s text:c="15"/>G<text:span text:style-name="T8">b</text:span> </text:p>
      <text:p text:style-name="Preformatted_20_Text"><text:s/>Et si tu crois que j'ai eu peur, c'est fa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2:04:35.176000000</meta:creation-date>
    <dc:date>2020-06-06T21:59:10.390000000</dc:date>
    <meta:editing-duration>PT9H26M38S</meta:editing-duration>
    <meta:editing-cycles>2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" meta:word-count="13" meta:character-count="77" meta:non-whitespace-character-count="41"/>
  </office:meta>
</office:document-meta>
</file>